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aa26" officeooo:paragraph-rsid="000daa26"/>
    </style:style>
    <style:style style:name="T1" style:family="text">
      <style:text-properties officeooo:rsid="000daa26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Una respuesta le pertenece a una pregunta</text:span></text:p>
      <text:p text:style-name="Standard">- <text:span text:style-name="T1">una pregunta tiene muchas respuestas</text:span></text:p>
      <text:p text:style-name="Standard"/>
      <text:p text:style-name="Standard">-<text:span text:style-name="T1">Un comentario le pertenece a una pregunta</text:span></text:p>
      <text:p text:style-name="Standard">-<text:span text:style-name="T1">Una pregunta puede tener muchos comentarios</text:span></text:p>
      <text:p text:style-name="Standard">-<text:span text:style-name="T1">Un comentario le pertenece a una respuestas</text:span></text:p>
      <text:p text:style-name="Standard">-<text:span text:style-name="T1">Una respuesta puede tener muchos comentarios</text:span></text:p>
      <text:p text:style-name="Standard"/>
      <text:p text:style-name="Standard">-<text:span text:style-name="T1">Un comentario le pertenece a un usuario</text:span></text:p>
      <text:p text:style-name="Standard">-<text:span text:style-name="T1">Un usuario puede tener muchos comentarios</text:span></text:p>
      <text:p text:style-name="Standard"/>
      <text:p text:style-name="Standard"/>
      <text:p text:style-name="Standard"/>
      <text:p text:style-name="P1">Answer</text:p>
      <text:p text:style-name="P1">belongs_to :question</text:p>
      <text:p text:style-name="P1">has_many :comments</text:p>
      <text:p text:style-name="P1">belongs_to: user</text:p>
      <text:p text:style-name="P1"/>
      <text:p text:style-name="P1">Question</text:p>
      <text:p text:style-name="P1">has_many :answers</text:p>
      <text:p text:style-name="P1">has_many :comments</text:p>
      <text:p text:style-name="P1">belongs_to :user</text:p>
      <text:p text:style-name="P1"/>
      <text:p text:style-name="P1">Answer_Comment</text:p>
      <text:p text:style-name="P1">belongs_to :user</text:p>
      <text:p text:style-name="P1">belongs_to :answer</text:p>
      <text:p text:style-name="P1"/>
      <text:p text:style-name="P1">Question_Comment</text:p>
      <text:p text:style-name="P1">belongs_to :user</text:p>
      <text:p text:style-name="P1">belongs_to :question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4:55:54.749171320</meta:creation-date>
    <dc:date>2017-04-25T15:00:28.071511801</dc:date>
    <meta:editing-duration>PT4M35S</meta:editing-duration>
    <meta:editing-cycles>1</meta:editing-cycles>
    <meta:document-statistic meta:table-count="0" meta:image-count="0" meta:object-count="0" meta:page-count="1" meta:paragraph-count="22" meta:word-count="77" meta:character-count="557" meta:non-whitespace-character-count="502"/>
    <meta:generator>LibreOffice/5.1.4.2$Linux_X86_64 LibreOffice_project/10m0$Build-2</meta:generator>
  </office:meta>
</office:document-meta>
</file>